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Tabla1.A" style:family="table-column">
      <style:table-column-properties style:column-width="5.667cm" style:rel-column-width="2184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la1.A7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1.B7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1.C7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989b" officeooo:paragraph-rsid="00189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ff5a" officeooo:paragraph-rsid="0018ff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8ff5a"/>
    </style:style>
    <number:number-style style:name="N20000" number:language="es" number:country="ES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Académico">
        <table:table-column table:style-name="Tabla1.A" table:number-columns-repeated="3"/>
        <table:table-row table:style-name="Tabla1.1">
          <table:table-cell table:style-name="Tabla1.A1" office:value-type="string">
            <text:p text:style-name="P1">Tarea</text:p>
          </table:table-cell>
          <table:table-cell table:style-name="Tabla1.A1" office:value-type="string">
            <text:p text:style-name="P1">Autor</text:p>
          </table:table-cell>
          <table:table-cell table:style-name="Tabla1.A1" office:value-type="string">
            <text:p text:style-name="P1">Tiempo</text:p>
          </table:table-cell>
        </table:table-row>
        <table:table-row table:style-name="Tabla1.1">
          <table:table-cell table:style-name="Tabla1.A2" office:value-type="string">
            <text:p text:style-name="P1">Scrapping</text:p>
          </table:table-cell>
          <table:table-cell table:style-name="Tabla1.B2" office:value-type="float" office:value="0">
            <text:p text:style-name="P1">Adrián Cantón Fernández</text:p>
          </table:table-cell>
          <table:table-cell table:style-name="Tabla1.B2" office:value-type="float" office:value="0">
            <text:p text:style-name="P1"><text:span text:style-name="T1">3</text:span>h</text:p>
          </table:table-cell>
        </table:table-row>
        <table:table-row table:style-name="Tabla1.1">
          <table:table-cell table:style-name="Tabla1.A2" office:value-type="string">
            <text:p text:style-name="P2">Listado de libros</text:p>
          </table:table-cell>
          <table:table-cell table:style-name="Tabla1.B2" office:value-type="float" office:value="0">
            <text:p text:style-name="P2">Adrián Cantón Fernández</text:p>
          </table:table-cell>
          <table:table-cell table:style-name="Tabla1.B2" office:value-type="float" office:value="0">
            <text:p text:style-name="P2">3h</text:p>
          </table:table-cell>
        </table:table-row>
        <table:table-row table:style-name="Tabla1.1">
          <table:table-cell table:style-name="Tabla1.A2" office:value-type="string">
            <text:p text:style-name="P2">Generación de puntuaciones</text:p>
          </table:table-cell>
          <table:table-cell table:style-name="Tabla1.B2" office:value-type="float" office:value="0">
            <text:p text:style-name="P2">Adrián Cantón Fernández</text:p>
          </table:table-cell>
          <table:table-cell table:style-name="Tabla1.B2" office:value-type="float" office:value="0">
            <text:p text:style-name="P2">1h</text:p>
          </table:table-cell>
        </table:table-row>
        <table:table-row table:style-name="Tabla1.1">
          <table:table-cell table:style-name="Tabla1.A2" office:value-type="string">
            <text:p text:style-name="P2">Registro de usuarios</text:p>
          </table:table-cell>
          <table:table-cell table:style-name="Tabla1.B2" office:value-type="float" office:value="0">
            <text:p text:style-name="P2">Adrián Cantón Fernández</text:p>
          </table:table-cell>
          <table:table-cell table:style-name="Tabla1.B2" office:value-type="float" office:value="0">
            <text:p text:style-name="P2">2,5h</text:p>
          </table:table-cell>
        </table:table-row>
        <table:table-row table:style-name="Tabla1.1">
          <table:table-cell table:style-name="Tabla1.A2" office:value-type="string">
            <text:p text:style-name="P2">Login</text:p>
          </table:table-cell>
          <table:table-cell table:style-name="Tabla1.B2" office:value-type="float" office:value="0">
            <text:p text:style-name="P2">Adrián Cantón Fernández</text:p>
          </table:table-cell>
          <table:table-cell table:style-name="Tabla1.B2" office:value-type="float" office:value="0">
            <text:p text:style-name="P2">1,5h</text:p>
          </table:table-cell>
        </table:table-row>
        <table:table-row>
          <table:table-cell table:style-name="Tabla1.A7" office:value-type="string">
            <text:p text:style-name="P2">Presentación</text:p>
          </table:table-cell>
          <table:table-cell table:style-name="Tabla1.B7" office:value-type="string">
            <text:p text:style-name="P2">Adrián Cantón Fernández</text:p>
          </table:table-cell>
          <table:table-cell table:style-name="Tabla1.C7" office:value-type="string">
            <text:p text:style-name="P2">0,5h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Académico.1" style:family="table-cell">
      <style:table-cell-properties fo:border-top="0.74pt solid #000000" fo:border-bottom="0.74pt solid #000000" fo:padding="0cm" fo:padding-left="0cm" fo:padding-right="0cm" fo:padding-top="0cm" fo:padding-bottom="0cm" style:data-style-name="20100"/>
      <style:text-properties style:font-name-asian="DejaVu Sans" style:font-family-asian="'DejaVu Sans'" style:font-name-complex="DejaVu Sans" style:font-family-complex="'DejaVu Sans'"/>
    </style:style>
    <style:style style:name="Académico.2" style:family="table-cell">
      <style:table-cell-properties fo:border-bottom="0.74pt solid #000000" fo:padding="0cm" fo:padding-left="0cm" fo:padding-right="0cm" fo:padding-top="0cm" fo:padding-bottom="0cm" style:data-style-name="20000"/>
      <style:text-properties style:font-name-asian="DejaVu Sans" style:font-family-asian="'DejaVu Sans'" style:font-name-complex="DejaVu Sans" style:font-family-complex="'DejaVu Sans'"/>
    </style:style>
    <style:style style:name="Académico.3" style:family="table-cell">
      <style:table-cell-properties fo:padding="0cm" fo:padding-left="0cm" fo:padding-right="0cm" fo:padding-top="0cm" fo:padding-bottom="0cm" style:data-style-name="20100"/>
      <style:text-properties style:font-name-asian="DejaVu Sans" style:font-family-asian="'DejaVu Sans'" style:font-name-complex="DejaVu Sans" style:font-family-complex="'DejaVu Sans'"/>
    </style:style>
    <style:style style:name="Académico.4" style:family="table-cell">
      <style:table-cell-properties fo:padding="0cm" fo:padding-left="0cm" fo:padding-right="0cm" fo:padding-top="0cm" fo:padding-bottom="0cm" style:data-style-name="20000"/>
      <style:text-properties style:font-name-asian="DejaVu Sans" style:font-family-asian="'DejaVu Sans'" style:font-name-complex="DejaVu Sans" style:font-family-complex="'DejaVu Sans'"/>
    </style:style>
    <style:style style:name="Académico.5" style:family="table-cell">
      <style:table-cell-properties fo:padding="0cm" fo:padding-left="0cm" fo:padding-right="0cm" fo:padding-top="0cm" fo:padding-bottom="0cm" style:data-style-name="20000"/>
      <style:text-properties style:font-name-asian="DejaVu Sans" style:font-family-asian="'DejaVu Sans'" style:font-name-complex="DejaVu Sans" style:font-family-complex="'DejaVu Sans'"/>
    </style:style>
    <style:style style:name="Académico.6" style:family="table-cell">
      <style:table-cell-properties fo:padding="0cm" fo:padding-left="0cm" fo:padding-right="0cm" fo:padding-top="0cm" fo:padding-bottom="0cm" style:data-style-name="20100"/>
      <style:text-properties style:font-name-asian="DejaVu Sans" style:font-family-asian="'DejaVu Sans'" style:font-name-complex="DejaVu Sans" style:font-family-complex="'DejaVu Sans'"/>
    </style:style>
    <style:style style:name="Académico.7" style:family="table-cell">
      <style:table-cell-properties fo:padding="0cm" fo:padding-left="0cm" fo:padding-right="0cm" fo:padding-top="0cm" fo:padding-bottom="0cm" style:data-style-name="20000"/>
      <style:text-properties style:font-name-asian="DejaVu Sans" style:font-family-asian="'DejaVu Sans'" style:font-name-complex="DejaVu Sans" style:font-family-complex="'DejaVu Sans'"/>
    </style:style>
    <style:style style:name="Académico.8" style:family="table-cell">
      <style:table-cell-properties fo:padding="0cm" fo:padding-left="0cm" fo:padding-right="0cm" fo:padding-top="0cm" fo:padding-bottom="0cm" style:data-style-name="20000"/>
      <style:text-properties style:font-name-asian="DejaVu Sans" style:font-family-asian="'DejaVu Sans'" style:font-name-complex="DejaVu Sans" style:font-family-complex="'DejaVu Sans'"/>
    </style:style>
    <style:style style:name="Académico.9" style:family="table-cell">
      <style:table-cell-properties fo:padding="0cm" fo:padding-left="0cm" fo:padding-right="0cm" fo:padding-top="0cm" fo:padding-bottom="0cm" style:data-style-name="20000"/>
      <style:text-properties style:font-name-asian="DejaVu Sans" style:font-family-asian="'DejaVu Sans'" style:font-name-complex="DejaVu Sans" style:font-family-complex="'DejaVu Sans'"/>
    </style:style>
    <style:style style:name="Académico.10" style:family="table-cell">
      <style:table-cell-properties fo:padding="0cm" fo:padding-left="0cm" fo:padding-right="0cm" fo:padding-top="0cm" fo:padding-bottom="0cm" style:data-style-name="20000"/>
      <style:text-properties style:font-name-asian="DejaVu Sans" style:font-family-asian="'DejaVu Sans'" style:font-name-complex="DejaVu Sans" style:font-family-complex="'DejaVu Sans'"/>
    </style:style>
    <style:style style:name="Académico.11" style:family="table-cell">
      <style:table-cell-properties fo:border-top="0.74pt solid #000000" fo:border-bottom="0.74pt solid #000000" fo:padding="0cm" fo:padding-left="0cm" fo:padding-right="0cm" fo:padding-top="0cm" fo:padding-bottom="0cm" style:data-style-name="20100"/>
      <style:text-properties style:font-name-asian="DejaVu Sans" style:font-family-asian="'DejaVu Sans'" style:font-name-complex="DejaVu Sans" style:font-family-complex="'DejaVu Sans'"/>
    </style:style>
    <style:style style:name="Académico.12" style:family="table-cell">
      <style:table-cell-properties fo:border-top="0.74pt solid #000000" fo:border-bottom="0.74pt solid #000000" fo:padding="0cm" fo:padding-left="0cm" fo:padding-right="0cm" fo:padding-top="0cm" fo:padding-bottom="0cm" style:data-style-name="20100"/>
      <style:text-properties style:font-name-asian="DejaVu Sans" style:font-family-asian="'DejaVu Sans'" style:font-name-complex="DejaVu Sans" style:font-family-complex="'DejaVu Sans'"/>
    </style:style>
    <style:style style:name="Académico.13" style:family="table-cell">
      <style:table-cell-properties fo:border-bottom="0.74pt solid #000000" fo:padding="0cm" fo:padding-left="0cm" fo:padding-right="0cm" fo:padding-top="0cm" fo:padding-bottom="0cm" style:data-style-name="20100"/>
      <style:text-properties style:font-name-asian="DejaVu Sans" style:font-family-asian="'DejaVu Sans'" style:font-name-complex="DejaVu Sans" style:font-family-complex="'DejaVu Sans'"/>
    </style:style>
    <style:style style:name="Académico.14" style:family="table-cell">
      <style:table-cell-properties fo:border-bottom="0.74pt solid #000000" fo:padding="0cm" fo:padding-left="0cm" fo:padding-right="0cm" fo:padding-top="0cm" fo:padding-bottom="0cm" style:data-style-name="20000"/>
      <style:text-properties style:font-name-asian="DejaVu Sans" style:font-family-asian="'DejaVu Sans'" style:font-name-complex="DejaVu Sans" style:font-family-complex="'DejaVu Sans'"/>
    </style:style>
    <style:style style:name="Académico.15" style:family="table-cell">
      <style:table-cell-properties fo:border-top="0.74pt solid #000000" fo:border-bottom="0.74pt solid #000000" fo:padding="0cm" fo:padding-left="0cm" fo:padding-right="0cm" fo:padding-top="0cm" fo:padding-bottom="0cm" style:data-style-name="20100"/>
      <style:text-properties style:font-name-asian="DejaVu Sans" style:font-family-asian="'DejaVu Sans'" style:font-name-complex="DejaVu Sans" style:font-family-complex="'DejaVu Sans'"/>
    </style:style>
    <style:style style:name="Académico.16" style:family="table-cell">
      <style:table-cell-properties fo:border-bottom="0.74pt solid #000000" fo:padding="0cm" fo:padding-left="0cm" fo:padding-right="0cm" fo:padding-top="0cm" fo:padding-bottom="0cm" style:data-style-name="20000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émico.1"/>
      <table:last-row table:style-name="Académico.2"/>
      <table:first-column table:style-name="Académico.3"/>
      <table:last-column table:style-name="Académico.4"/>
      <table:body table:style-name="Académico.9"/>
      <table:even-rows table:style-name="Académico.5"/>
      <table:odd-rows table:style-name="Académico.6"/>
      <table:even-columns table:style-name="Académico.7"/>
      <table:odd-columns table:style-name="Académico.8"/>
      <table:background table:style-name="Académico.10"/>
      <loext:first-row-even-column table:style-name="Académico.15"/>
      <loext:last-row-even-column table:style-name="Académico.16"/>
      <loext:first-row-end-column table:style-name="Académico.12"/>
      <loext:first-row-start-column table:style-name="Académico.11"/>
      <loext:last-row-end-column table:style-name="Académico.14"/>
      <loext:last-row-start-column table:style-name="Académico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1:02:43.666000000</meta:creation-date>
    <dc:date>2019-01-22T11:22:07.934000000</dc:date>
    <meta:editing-duration>PT9M14S</meta:editing-duration>
    <meta:editing-cycles>1</meta:editing-cycles>
    <meta:document-statistic meta:table-count="1" meta:image-count="0" meta:object-count="0" meta:page-count="1" meta:paragraph-count="21" meta:word-count="39" meta:character-count="261" meta:non-whitespace-character-count="243"/>
    <meta:generator>LibreOffice/6.1.4.2$Windows_X86_64 LibreOffice_project/9d0f32d1f0b509096fd65e0d4bec26ddd1938fd3</meta:generator>
  </office:meta>
</office:document-meta>
</file>